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861in" fo:margin-left="0.0035in" fo:margin-top="0in" fo:margin-bottom="0in" table:align="left" style:writing-mode="lr-tb"/>
    </style:style>
    <style:style style:name="Table1.A" style:family="table-column">
      <style:table-column-properties style:column-width="0.759in"/>
    </style:style>
    <style:style style:name="Table1.B" style:family="table-column">
      <style:table-column-properties style:column-width="1.4854in"/>
    </style:style>
    <style:style style:name="Table1.C" style:family="table-column">
      <style:table-column-properties style:column-width="2.4431in"/>
    </style:style>
    <style:style style:name="Table1.D" style:family="table-column">
      <style:table-column-properties style:column-width="1.997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7833in" fo:keep-together="auto"/>
    </style:style>
    <style:style style:name="Table1.13" style:family="table-row">
      <style:table-row-properties style:min-row-height="0.2611in" fo:keep-together="auto"/>
    </style:style>
    <style:style style:name="P1" style:family="paragraph" style:parent-style-name="Standard">
      <style:text-properties fo:language="en" fo:country="US"/>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 style:letter-kerning="false" style:font-name-asian="Calibri1" style:language-asian="en" style:country-asian="US" style:font-name-complex="F"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Calibri" fo:language="fi" fo:country="FI" style:letter-kerning="false" style:font-name-asian="Calibri1" style:language-asian="en" style:country-asian="US" style:font-name-complex="F"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fo:font-weight="bold" officeooo:rsid="001bb1b7" officeooo:paragraph-rsid="001bb1b7"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fo:font-weight="bold" officeooo:rsid="001c4395" officeooo:paragraph-rsid="001c4395"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fo:font-weight="bold" officeooo:rsid="001df548" officeooo:paragraph-rsid="001df548"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fo:font-weight="bold" officeooo:rsid="001f00e0" officeooo:paragraph-rsid="001f00e0"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style:letter-kerning="false" style:font-name-asian="Calibri1" style:font-size-asian="11pt" style:language-asian="en" style:country-asian="US" style:font-name-complex="F"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officeooo:paragraph-rsid="001bb1b7" style:letter-kerning="false" style:font-name-asian="Calibri1" style:font-size-asian="11pt" style:language-asian="en" style:country-asian="US" style:font-name-complex="F"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officeooo:rsid="001bb1b7" officeooo:paragraph-rsid="001bb1b7" style:letter-kerning="false" style:font-name-asian="Calibri1" style:font-size-asian="11pt" style:language-asian="en" style:country-asian="US" style:font-name-complex="F" style:font-size-complex="11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officeooo:rsid="001c4395" officeooo:paragraph-rsid="001c4395" style:letter-kerning="false" style:font-name-asian="Calibri1" style:font-size-asian="11pt" style:language-asian="en" style:country-asian="US" style:font-name-complex="F" style:font-size-complex="11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officeooo:rsid="001f00e0" officeooo:paragraph-rsid="001f00e0" style:letter-kerning="false" style:font-name-asian="Calibri1" style:font-size-asian="11pt" style:language-asian="en" style:country-asian="US" style:font-name-complex="F"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officeooo:rsid="001f56e8" officeooo:paragraph-rsid="001f56e8" style:letter-kerning="false" style:font-name-asian="Calibri1" style:font-size-asian="11pt" style:language-asian="en" style:country-asian="US" style:font-name-complex="F" style:font-size-complex="11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i" fo:country="FI" officeooo:rsid="0020751b" officeooo:paragraph-rsid="0020751b" style:letter-kerning="false" style:font-name-asian="Calibri1" style:font-size-asian="11pt" style:language-asian="en" style:country-asian="US" style:font-name-complex="F" style:font-size-complex="11pt" style:language-complex="ar" style:country-complex="SA"/>
    </style:style>
    <style:style style:name="P16" style:family="paragraph" style:parent-style-name="Standard">
      <style:text-properties officeooo:rsid="001aec70" officeooo:paragraph-rsid="001aec70"/>
    </style:style>
    <style:style style:name="P17" style:family="paragraph" style:parent-style-name="Standard">
      <style:paragraph-properties fo:margin-top="0in" fo:margin-bottom="0in" style:contextual-spacing="false" fo:line-height="100%" fo:text-align="start" style:justify-single-word="false" fo:orphans="2" fo:widows="2"/>
    </style:style>
    <style:style style:name="P18" style:family="paragraph" style:parent-style-name="Standard">
      <style:paragraph-properties fo:margin-top="0in" fo:margin-bottom="0in" style:contextual-spacing="false" fo:line-height="100%" fo:text-align="start" style:justify-single-word="false" fo:orphans="2" fo:widows="2"/>
      <style:text-properties officeooo:rsid="0020751b" officeooo:paragraph-rsid="0020751b"/>
    </style:style>
    <style:style style:name="P19" style:family="paragraph" style:parent-style-name="Standard">
      <style:text-properties officeooo:rsid="002261fe" officeooo:paragraph-rsid="002261f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officeooo:rsid="001aec70"/>
    </style:style>
    <style:style style:name="T5" style:family="text">
      <style:text-properties fo:color="#ff0000" loext:opacity="100%" fo:language="en" fo:country="US"/>
    </style:style>
    <style:style style:name="T6" style:family="text">
      <style:text-properties fo:color="#ff0000" loext:opacity="100%" fo:font-size="10pt" fo:language="en" fo:country="US" fo:font-weight="bold" style:font-size-asian="10pt" style:font-weight-asian="bold" style:font-size-complex="10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language="en" fo:country="US" fo:font-weight="bold" style:font-size-asian="10pt" style:font-weight-asian="bold" style:font-size-complex="10pt" style:font-weight-complex="bold"/>
    </style:style>
    <style:style style:name="T9" style:family="text">
      <style:text-properties officeooo:rsid="001c5b71"/>
    </style:style>
    <style:style style:name="T10" style:family="text">
      <style:text-properties officeooo:rsid="002075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Name</text:span><text:span text:style-name="T1">: </text:span><text:span text:style-name="T4">Karri Korsu</text:span></text:p>
      <text:p text:style-name="Standard"><text:span text:style-name="T2">Pair: </text:span><text:span text:style-name="T3">&lt;if any&gt;</text:span></text:p>
      <text:p text:style-name="Standard"><text:span text:style-name="T5">Self-assessment: </text:span></text:p>
      <text:p text:style-name="Standard"><text:span text:style-name="T1">This exercise was easy/difficult/ok/etc. for me because…</text:span></text:p>
      <text:p text:style-name="P19">It was less time consuming than the previous exercises. Easy ’nuff</text:p>
      <text:p text:style-name="Standard"/>
      <text:p text:style-name="Standard"><text:span text:style-name="T1">Doing this exercise, I learned…</text:span></text:p>
      <text:p text:style-name="P19">About pointer and 2d arrays. Mostly about pointers though.</text:p>
      <text:p text:style-name="Standard"/>
      <text:p text:style-name="Standard"><text:span text:style-name="T1">I am still wondering…</text:span></text:p>
      <text:p text:style-name="P19">Whether im using dynamic memory allocation correctly.</text:p>
      <text:p text:style-name="Standard"/>
      <text:p text:style-name="Standard"><text:span text:style-name="T1">I understood/did not understand that… ; I did/did not know that… ; I did/did not manage to do…</text:span></text:p>
      <text:p text:style-name="P19">I did everything.</text:p>
      <text:p text:style-name="P1"/>
      <text:h text:style-name="Heading_20_2" text:outline-level="2">Test report</text:h>
      <text:p text:style-name="Standard"><text:span text:style-name="T1">Write the test report yourself to each coding task (task number, input/action, desired output and then the testing evidence (actual output)). Add rows if necessary. Include answers to theoretical questions and pseudocode to this return document as well. </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text:span text:style-name="T7">Task</text:span></text:p>
          </table:table-cell>
          <table:table-cell table:style-name="Table1.A1" office:value-type="string">
            <text:p text:style-name="P3"><text:span text:style-name="T7">Input / action</text:span></text:p>
          </table:table-cell>
          <table:table-cell table:style-name="Table1.A1" office:value-type="string">
            <text:p text:style-name="P3"><text:span text:style-name="T7">Desired output</text:span></text:p>
          </table:table-cell>
          <table:table-cell table:style-name="Table1.A1" office:value-type="string">
            <text:p text:style-name="P2"><text:span text:style-name="T8">Actual output </text:span><text:span text:style-name="T6">(use red color if desired output != actual output)</text:span></text:p>
          </table:table-cell>
        </table:table-row>
        <table:table-row table:style-name="Table1.2">
          <table:table-cell table:style-name="Table1.A1" office:value-type="string">
            <text:p text:style-name="P5">1a</text:p>
          </table:table-cell>
          <table:table-cell table:style-name="Table1.A1" office:value-type="string">
            <text:p text:style-name="P11">Print int_var = 5, float_var = 7.3, char_var = ’a’</text:p>
          </table:table-cell>
          <table:table-cell table:style-name="Table1.A1" office:value-type="string">
            <text:p text:style-name="P11">Prints all three variables in the way they are assigned</text:p>
          </table:table-cell>
          <table:table-cell table:style-name="Table1.A1" office:value-type="string">
            <text:p text:style-name="P10">int_var: 5 <text:tab/></text:p>
            <text:p text:style-name="P10"><text:s/>char_var: a </text:p>
            <text:p text:style-name="P10"><text:s/>float_var: 7.300000</text:p>
          </table:table-cell>
        </table:table-row>
        <table:table-row table:style-name="Table1.1">
          <table:table-cell table:style-name="Table1.A1" office:value-type="string">
            <text:p text:style-name="P5">1b</text:p>
          </table:table-cell>
          <table:table-cell table:style-name="Table1.A1" office:value-type="string">
            <text:p text:style-name="P11">Print pointers to three previous variables</text:p>
          </table:table-cell>
          <table:table-cell table:style-name="Table1.A1" office:value-type="string">
            <text:p text:style-name="P11">Prints three pointers that correspond to the memory addresses of the variables</text:p>
          </table:table-cell>
          <table:table-cell table:style-name="Table1.A1" office:value-type="string">
            <text:p text:style-name="P10">int_pointer: 0x7ffd6d9b20b8 <text:s/>char_pointer: 0x7ffd6d9b20b7</text:p>
            <text:p text:style-name="P10">float_pointer: 0x7ffd6d9b20bc</text:p>
          </table:table-cell>
        </table:table-row>
        <table:table-row table:style-name="Table1.1">
          <table:table-cell table:style-name="Table1.A1" office:value-type="string">
            <text:p text:style-name="P5">1c</text:p>
          </table:table-cell>
          <table:table-cell table:style-name="Table1.A1" office:value-type="string">
            <text:p text:style-name="P11">Print variables using pointers</text:p>
          </table:table-cell>
          <table:table-cell table:style-name="Table1.A1" office:value-type="string">
            <text:p text:style-name="P11">Prints all three variables as they were assigned</text:p>
          </table:table-cell>
          <table:table-cell table:style-name="Table1.A1" office:value-type="string">
            <text:p text:style-name="P9">int_pointer_content: 5 char_pointer_content: a <text:tab/> float_pointer_content: 7.300000</text:p>
          </table:table-cell>
        </table:table-row>
        <table:table-row table:style-name="Table1.1">
          <table:table-cell table:style-name="Table1.A1" office:value-type="string">
            <text:p text:style-name="P5">3a</text:p>
          </table:table-cell>
          <table:table-cell table:style-name="Table1.A1" office:value-type="string">
            <text:p text:style-name="P11">Print out int <text:soft-page-break/>array using pointer arithmetics</text:p>
          </table:table-cell>
          <table:table-cell table:style-name="Table1.A1" office:value-type="string">
            <text:p text:style-name="P11">Prints out all elements of the <text:soft-page-break/>array</text:p>
          </table:table-cell>
          <table:table-cell table:style-name="Table1.A1" office:value-type="string">
            <text:p text:style-name="P9">array value 1</text:p>
            <text:p text:style-name="P9"><text:soft-page-break/>array value 2</text:p>
            <text:p text:style-name="P9">array value 3</text:p>
            <text:p text:style-name="P9">array value 4</text:p>
            <text:p text:style-name="P9">array value 5</text:p>
            <text:p text:style-name="P9">array value 6</text:p>
            <text:p text:style-name="P9">array value 7</text:p>
            <text:p text:style-name="P9">array value 8</text:p>
            <text:p text:style-name="P9">array value 9</text:p>
            <text:p text:style-name="P9">array value 10</text:p>
          </table:table-cell>
        </table:table-row>
        <table:table-row table:style-name="Table1.1">
          <table:table-cell table:style-name="Table1.A1" office:value-type="string">
            <text:p text:style-name="P6">3b</text:p>
          </table:table-cell>
          <table:table-cell table:style-name="Table1.A1" office:value-type="string">
            <text:p text:style-name="P12">Fill array with numbers from 0 to 1 million using pointer arithmetics, print the array out</text:p>
          </table:table-cell>
          <table:table-cell table:style-name="Table1.A1" office:value-type="string">
            <text:p text:style-name="P12">Prints out 10 array elements from 0 to 1 million, limited to no repetition in the numbers.</text:p>
          </table:table-cell>
          <table:table-cell table:style-name="Table1.A1" office:value-type="string">
            <text:p text:style-name="P9">array value 443581</text:p>
            <text:p text:style-name="P9">array value 895105</text:p>
            <text:p text:style-name="P9">array value 461644</text:p>
            <text:p text:style-name="P9">array value 36891</text:p>
            <text:p text:style-name="P9">array value 950431</text:p>
            <text:p text:style-name="P9">array value 615297</text:p>
            <text:p text:style-name="P9">array value 212509</text:p>
            <text:p text:style-name="P9">array value 598420</text:p>
            <text:p text:style-name="P9">array value 769713</text:p>
            <text:p text:style-name="P9">array value 217261</text:p>
          </table:table-cell>
        </table:table-row>
        <table:table-row table:style-name="Table1.1">
          <table:table-cell table:style-name="Table1.A1" office:value-type="string">
            <text:p text:style-name="P6">3c</text:p>
          </table:table-cell>
          <table:table-cell table:style-name="Table1.A1" office:value-type="string">
            <text:p text:style-name="P12">Arrange numbers from 3b from largest to smallest</text:p>
          </table:table-cell>
          <table:table-cell table:style-name="Table1.A1" office:value-type="string">
            <text:p text:style-name="P12">Prints the same numbers as 3b, but sorted from largest to smallest</text:p>
          </table:table-cell>
          <table:table-cell table:style-name="Table1.A1" office:value-type="string">
            <text:p text:style-name="P9">array value 950431</text:p>
            <text:p text:style-name="P9">array value 895105</text:p>
            <text:p text:style-name="P9">array value 769713</text:p>
            <text:p text:style-name="P9">array value 615297</text:p>
            <text:p text:style-name="P9">array value 598420</text:p>
            <text:p text:style-name="P9">array value 461644</text:p>
            <text:p text:style-name="P9">array value 443581</text:p>
            <text:p text:style-name="P9">array value 217261</text:p>
            <text:p text:style-name="P9">array value 212509</text:p>
            <text:p text:style-name="P9">array value 36891</text:p>
          </table:table-cell>
        </table:table-row>
        <table:table-row table:style-name="Table1.1">
          <table:table-cell table:style-name="Table1.A1" office:value-type="string">
            <text:p text:style-name="P6">3c</text:p>
          </table:table-cell>
          <table:table-cell table:style-name="Table1.A1" office:value-type="string">
            <text:p text:style-name="P12">User inputs number from the array</text:p>
          </table:table-cell>
          <table:table-cell table:style-name="Table1.A1" office:value-type="string">
            <text:p text:style-name="P12">Prints the memory location of the number, the number using the pointer and says that the number is in the array</text:p>
          </table:table-cell>
          <table:table-cell table:style-name="Table1.A1" office:value-type="string">
            <text:p text:style-name="P9">Enter an integer from the array: </text:p>
            <text:p text:style-name="P9">36891 <text:s text:c="2"/></text:p>
            <text:p text:style-name="P9"><text:s/>0x7ffc05216254</text:p>
            <text:p text:style-name="P9"><text:s/>Your input is in the array: 36891</text:p>
          </table:table-cell>
        </table:table-row>
        <table:table-row table:style-name="Table1.1">
          <table:table-cell table:style-name="Table1.A1" office:value-type="string">
            <text:p text:style-name="P6">3c</text:p>
          </table:table-cell>
          <table:table-cell table:style-name="Table1.A1" office:value-type="string">
            <text:p text:style-name="P12">User inputs number not in the array</text:p>
          </table:table-cell>
          <table:table-cell table:style-name="Table1.A1" office:value-type="string">
            <text:p text:style-name="P12">Prints the memory location of null and says that the number is not in the array</text:p>
          </table:table-cell>
          <table:table-cell table:style-name="Table1.A1" office:value-type="string">
            <text:p text:style-name="P9">Enter an integer from the array: </text:p>
            <text:p text:style-name="P9">12</text:p>
            <text:p text:style-name="P9"><text:s/>(nil)</text:p>
            <text:p text:style-name="P9"><text:s/>Your input is not in the array</text:p>
          </table:table-cell>
        </table:table-row>
        <table:table-row table:style-name="Table1.1">
          <table:table-cell table:style-name="Table1.A1" office:value-type="string">
            <text:p text:style-name="P6">3c</text:p>
          </table:table-cell>
          <table:table-cell table:style-name="Table1.A1" office:value-type="string">
            <text:p text:style-name="P12">User input somehing other than a number</text:p>
          </table:table-cell>
          <table:table-cell table:style-name="Table1.A1" office:value-type="string">
            <text:p text:style-name="P12">Prints that the <text:span text:style-name="T9">input</text:span> is not in array</text:p>
          </table:table-cell>
          <table:table-cell table:style-name="Table1.A1" office:value-type="string">
            <text:p text:style-name="P9">Enter an integer from the array: </text:p>
            <text:p text:style-name="P9">jkhgkrtf</text:p>
            <text:p text:style-name="P9"><text:s/>(nil)</text:p>
            <text:p text:style-name="P9"><text:s/>Your input is not in the array</text:p>
          </table:table-cell>
        </table:table-row>
        <table:table-row table:style-name="Table1.1">
          <table:table-cell table:style-name="Table1.A1" office:value-type="string">
            <text:p text:style-name="P7">4c</text:p>
          </table:table-cell>
          <table:table-cell table:style-name="Table1.A1" office:value-type="string">
            <text:p text:style-name="P13">Hardcode lookuptable to code as 2d array</text:p>
          </table:table-cell>
          <table:table-cell table:style-name="Table1.A1" office:value-type="string">
            <text:p text:style-name="P13">Print hardcoded table clearly</text:p>
          </table:table-cell>
          <table:table-cell table:style-name="Table1.A1" office:value-type="string">
            <text:p text:style-name="P9">This is a lookup table for 1k NTC thermistor: </text:p>
            <text:p text:style-name="P9">ADC: 250 -&gt; Celsius: 1.4</text:p>
            <text:p text:style-name="P9">ADC: 275 -&gt; Celsius: 4.0</text:p>
            <text:p text:style-name="P9">ADC: 300 -&gt; Celsius: <text:soft-page-break/>6.4</text:p>
            <text:p text:style-name="P9">ADC: 325 -&gt; Celsius: 8.8</text:p>
            <text:p text:style-name="P9">ADC: 350 -&gt; Celsius: 11.1</text:p>
            <text:p text:style-name="P9">ADC: 375 -&gt; Celsius: 13.4</text:p>
            <text:p text:style-name="P9">ADC: 400 -&gt; Celsius: 15.6</text:p>
            <text:p text:style-name="P9">ADC: 425 -&gt; Celsius: 17.8</text:p>
            <text:p text:style-name="P9">ADC: 450 -&gt; Celsius: 20.0</text:p>
          </table:table-cell>
        </table:table-row>
        <table:table-row table:style-name="Table1.1">
          <table:table-cell table:style-name="Table1.A1" office:value-type="string">
            <text:p text:style-name="P8">4c</text:p>
          </table:table-cell>
          <table:table-cell table:style-name="Table1.A1" office:value-type="string">
            <text:p text:style-name="P13">Ask user for an ADC value between 250 and 1000</text:p>
          </table:table-cell>
          <table:table-cell table:style-name="Table1.A1" office:value-type="string">
            <text:p text:style-name="P13">No matter which integer in the range it prints the <text:s/>nearest adc number and temperature</text:p>
          </table:table-cell>
          <table:table-cell table:style-name="Table1.A1" office:value-type="string">
            <text:p text:style-name="P9">Enter an integer from 250 to 1000: </text:p>
            <text:p text:style-name="P9">459</text:p>
            <text:p text:style-name="P9">This is the nearest ADC value: 450 </text:p>
            <text:p text:style-name="P9">and Celsius value: 20.0 </text:p>
            <text:p text:style-name="P9">to your input: 459</text:p>
          </table:table-cell>
        </table:table-row>
        <table:table-row table:style-name="Table1.13">
          <table:table-cell table:style-name="Table1.A1" office:value-type="string">
            <text:p text:style-name="P4"/>
          </table:table-cell>
          <table:table-cell table:style-name="Table1.A1" office:value-type="string">
            <text:p text:style-name="P13">User inputs a float</text:p>
          </table:table-cell>
          <table:table-cell table:style-name="Table1.A1" office:value-type="string">
            <text:p text:style-name="P14">Prints incorrect input</text:p>
          </table:table-cell>
          <table:table-cell table:style-name="Table1.A1" office:value-type="string">
            <text:p text:style-name="P9">Enter an integer from 250 to 1000: </text:p>
            <text:p text:style-name="P9">24.0</text:p>
            <text:p text:style-name="P9">Incorrect input.</text:p>
          </table:table-cell>
        </table:table-row>
        <table:table-row table:style-name="Table1.1">
          <table:table-cell table:style-name="Table1.A1" office:value-type="string">
            <text:p text:style-name="P4"/>
          </table:table-cell>
          <table:table-cell table:style-name="Table1.A1" office:value-type="string">
            <text:p text:style-name="P14">User inputs letters</text:p>
          </table:table-cell>
          <table:table-cell table:style-name="Table1.A1" office:value-type="string">
            <text:p text:style-name="P14">Prints incorrect input</text:p>
          </table:table-cell>
          <table:table-cell table:style-name="Table1.A1" office:value-type="string">
            <text:p text:style-name="P9">Enter an integer from 250 to 1000: </text:p>
            <text:p text:style-name="P9">k</text:p>
            <text:p text:style-name="P9">Incorrect input.</text:p>
          </table:table-cell>
        </table:table-row>
        <table:table-row table:style-name="Table1.1">
          <table:table-cell table:style-name="Table1.A1" office:value-type="string">
            <text:p text:style-name="P4"/>
          </table:table-cell>
          <table:table-cell table:style-name="Table1.A1" office:value-type="string">
            <text:p text:style-name="P14">User inputs negative integer</text:p>
          </table:table-cell>
          <table:table-cell table:style-name="Table1.A1" office:value-type="string">
            <text:p text:style-name="P15">Incorrect input</text:p>
          </table:table-cell>
          <table:table-cell table:style-name="Table1.A1" office:value-type="string">
            <text:p text:style-name="P9">Enter an integer from 250 to 1000: </text:p>
            <text:p text:style-name="P9">-<text:span text:style-name="T10">50</text:span></text:p>
            <text:p text:style-name="P9">Incorrect input.</text:p>
          </table:table-cell>
        </table:table-row>
        <table:table-row table:style-name="Table1.1">
          <table:table-cell table:style-name="Table1.A1" office:value-type="string">
            <text:p text:style-name="P4"/>
          </table:table-cell>
          <table:table-cell table:style-name="Table1.A1" office:value-type="string">
            <text:p text:style-name="P14">User inputs integer larger than 1000</text:p>
          </table:table-cell>
          <table:table-cell table:style-name="Table1.A1" office:value-type="string">
            <text:p text:style-name="P15">Incorrect input</text:p>
          </table:table-cell>
          <table:table-cell table:style-name="Table1.A1" office:value-type="string">
            <text:p text:style-name="P17">Enter an integer from 250 to 1000: </text:p>
            <text:p text:style-name="P18">1500</text:p>
            <text:p text:style-name="P17">Incorrect input.</text:p>
          </table:table-cell>
        </table:table-row>
        <table:table-row table:style-name="Table1.1">
          <table:table-cell table:style-name="Table1.A1" office:value-type="string">
            <text:p text:style-name="P4"/>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4"/>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4"/>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4"/>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h text:style-name="Heading_20_2" text:outline-level="2"/>
      <text:p text:style-name="P16">Answers to task 4ab</text:p>
      <text:p text:style-name="P16">b) A thermistor is a resistor which resistance varies upon its temperature. 1 k <text:s/>refers to its resistance being 1k ohms at 30 celsius degrees. NTC is an abbreviation of negative temperature coeffiecient and it means that the resistance of the thermistor decreases as the temperature rises.</text:p>
      <text:p text:style-name="P16">A look up table is usually a 2d table where you can compare results of functions depending on the variables. In this case a thermistor look up table would have the resistance values of the 1k thermistor at different temperatures. They are used for ease of use, you don’t need to test the resistance at every temperature and guess which thermistor works best when you have a look up ta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i" fo:country="FI"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Calibri" fo:font-size="11pt" fo:language="fi" fo:country="FI"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äättä Sanna</meta:initial-creator>
    <meta:editing-cycles>132</meta:editing-cycles>
    <meta:creation-date>2021-05-13T06:07:00</meta:creation-date>
    <dc:date>2023-03-22T11:40:28.716712734</dc:date>
    <meta:editing-duration>PT3H10M18S</meta:editing-duration>
    <meta:generator>LibreOffice/7.3.7.2$Linux_X86_64 LibreOffice_project/30$Build-2</meta:generator>
    <meta:document-statistic meta:table-count="1" meta:image-count="0" meta:object-count="0" meta:page-count="3" meta:paragraph-count="136" meta:word-count="775" meta:character-count="4450" meta:non-whitespace-character-count="3779"/>
    <meta:user-defined meta:name="AppVersion">16.0000</meta:user-defined>
    <meta:user-defined meta:name="ContentTypeId">0x010100FE2D5C7393BFCF4FB4083503E390DEE1</meta:user-defined>
    <meta:template xlink:type="simple" xlink:actuate="onRequest" xlink:title="Normal.dotm" xlink:href=""/>
  </office:meta>
</office:document-meta>
</file>